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Use_5f_Case_5f_Specification" style:display-name="Use_Case_Specification" style:family="table">
      <style:table-properties style:width="17.595cm" fo:margin-left="0cm" table:align="left"/>
    </style:style>
    <style:style style:name="Use_5f_Case_5f_Specification.A" style:display-name="Use_Case_Specification.A" style:family="table-column">
      <style:table-column-properties style:column-width="5.08cm"/>
    </style:style>
    <style:style style:name="Use_5f_Case_5f_Specification.B" style:display-name="Use_Case_Specification.B" style:family="table-column">
      <style:table-column-properties style:column-width="12.515cm"/>
    </style:style>
    <style:style style:name="Use_5f_Case_5f_Specification.A1" style:display-name="Use_Case_Specification.A1" style:family="table-cell">
      <style:table-cell-properties fo:padding="0.097cm" fo:border="none"/>
    </style:style>
    <style:style style:name="Flow_5f_Of_5f_Events" style:display-name="Flow_Of_Events" style:family="table">
      <style:table-properties style:width="17cm" table:align="margins"/>
    </style:style>
    <style:style style:name="Flow_5f_Of_5f_Events.A" style:display-name="Flow_Of_Events.A" style:family="table-column">
      <style:table-column-properties style:column-width="8.5cm" style:rel-column-width="32768*"/>
    </style:style>
    <style:style style:name="Flow_5f_Of_5f_Events.B" style:display-name="Flow_Of_Events.B" style:family="table-column">
      <style:table-column-properties style:column-width="8.5cm" style:rel-column-width="32767*"/>
    </style:style>
    <style:style style:name="Flow_5f_Of_5f_Events.1" style:display-name="Flow_Of_Events.1" style:family="table-row">
      <style:table-row-properties style:min-row-height="1.111cm"/>
    </style:style>
    <style:style style:name="Flow_5f_Of_5f_Events.A1" style:display-name="Flow_Of_Events.A1" style:family="table-cell">
      <style:table-cell-properties fo:padding="0.097cm" fo:border="none"/>
    </style:style>
    <style:style style:name="P1" style:family="paragraph" style:parent-style-name="Standard">
      <style:text-properties style:font-name="Liberation Sans" fo:font-size="12pt" fo:font-weight="bold" officeooo:rsid="0021898b" officeooo:paragraph-rsid="000f5d2d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Liberation Sans" officeooo:rsid="0035be4a" officeooo:paragraph-rsid="000f5d2d"/>
    </style:style>
    <style:style style:name="P3" style:family="paragraph" style:parent-style-name="Standard">
      <style:text-properties style:font-name="Liberation Sans" officeooo:rsid="00217cd5" officeooo:paragraph-rsid="000f5d2d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6pt" fo:font-weight="bold" officeooo:rsid="00217cd5" officeooo:paragraph-rsid="000f5d2d" style:font-size-asian="14pt" style:font-weight-asian="bold" style:font-size-complex="16pt" style:font-weight-complex="bold"/>
    </style:style>
    <style:style style:name="P5" style:family="paragraph" style:parent-style-name="Standard">
      <style:text-properties officeooo:paragraph-rsid="000f5d2d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weight="bold" officeooo:rsid="001f1ffa" officeooo:paragraph-rsid="000f5d2d" style:font-weight-asian="bold" style:font-weight-complex="bold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weight="bold" officeooo:rsid="001fee20" officeooo:paragraph-rsid="000f5d2d" style:font-weight-asian="bold" style:font-weight-complex="bold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34246a" officeooo:paragraph-rsid="000f5d2d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ee20" officeooo:paragraph-rsid="000f5d2d"/>
    </style:style>
    <style:style style:name="P10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fo:font-weight="bold" officeooo:rsid="001fee20" officeooo:paragraph-rsid="000f5d2d" style:font-weight-asian="bold" style:font-weight-complex="bold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rsid="001fee20" officeooo:paragraph-rsid="000f5d2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rsid="001fee20" officeooo:paragraph-rsid="000f5d2d"/>
    </style:style>
    <style:style style:name="P13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6pt" fo:font-weight="bold" officeooo:rsid="001fee20" officeooo:paragraph-rsid="000f5d2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2pt" fo:font-style="normal" fo:font-weight="normal" officeooo:rsid="001fee20" officeooo:paragraph-rsid="000f5d2d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fo:font-weight="bold" officeooo:rsid="001f1ffa" officeooo:paragraph-rsid="000f5d2d" style:font-weight-asian="bold" style:font-weight-complex="bold"/>
    </style:style>
    <style:style style:name="P16" style:family="paragraph" style:parent-style-name="Standard" style:master-page-name="">
      <style:paragraph-properties fo:margin-left="0cm" fo:margin-right="0cm" fo:line-height="100%" fo:text-indent="0cm" style:auto-text-indent="false" style:page-number="auto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style:font-name="Liberation Sans" officeooo:paragraph-rsid="000f5d2d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1ffa" officeooo:paragraph-rsid="0011f10a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ee20" officeooo:paragraph-rsid="0011f10a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officeooo:rsid="001fee20" officeooo:paragraph-rsid="00151ec1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4.815cm"/>
          <style:tab-stop style:position="5.371cm"/>
          <style:tab-stop style:position="6.033cm"/>
        </style:tab-stops>
      </style:paragraph-properties>
      <style:text-properties fo:color="#000000" style:font-name="Liberation Sans" fo:font-size="12pt" fo:font-style="normal" fo:font-weight="normal" officeooo:rsid="001fee20" officeooo:paragraph-rsid="001652f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4.815cm"/>
          <style:tab-stop style:position="5.371cm"/>
          <style:tab-stop style:position="8.202cm"/>
        </style:tab-stops>
      </style:paragraph-properties>
      <style:text-properties style:font-name="Liberation Sans" fo:font-size="12pt" fo:font-style="normal" fo:font-weight="normal" officeooo:rsid="001652fb" officeooo:paragraph-rsid="001652fb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style:font-name="Liberation Sans" officeooo:rsid="001815c4" officeooo:paragraph-rsid="001815c4"/>
    </style:style>
    <style:style style:name="P23" style:family="paragraph" style:parent-style-name="Standard">
      <style:text-properties style:font-name="Liberation Sans" fo:font-size="12pt" fo:font-weight="normal" officeooo:rsid="00290d3a" officeooo:paragraph-rsid="000f5d2d" style:font-size-asian="10.5pt" style:font-weight-asian="normal" style:font-size-complex="12pt" style:font-weight-complex="normal"/>
    </style:style>
    <style:style style:name="P24" style:family="paragraph" style:parent-style-name="Standard">
      <style:text-properties style:font-name="Liberation Sans" fo:font-size="12pt" fo:font-weight="normal" officeooo:rsid="00290d3a" officeooo:paragraph-rsid="00191480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Liberation Sans" fo:font-size="12pt" fo:font-weight="normal" officeooo:rsid="00290d3a" officeooo:paragraph-rsid="0019f9e6" style:font-size-asian="10.5pt" style:font-weight-asian="normal" style:font-size-complex="12pt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officeooo:rsid="0010bc0d"/>
    </style:style>
    <style:style style:name="T3" style:family="text">
      <style:text-properties officeooo:rsid="00320ccb"/>
    </style:style>
    <style:style style:name="T4" style:family="text">
      <style:text-properties officeooo:rsid="0035be4a"/>
    </style:style>
    <style:style style:name="T5" style:family="text">
      <style:text-properties officeooo:rsid="00290d3a"/>
    </style:style>
    <style:style style:name="T6" style:family="text">
      <style:text-properties officeooo:rsid="002f7106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officeooo:rsid="0010bc0d"/>
    </style:style>
    <style:style style:name="T9" style:family="text">
      <style:text-properties officeooo:rsid="0014dde0"/>
    </style:style>
    <style:style style:name="T10" style:family="text">
      <style:text-properties officeooo:rsid="00151ec1"/>
    </style:style>
    <style:style style:name="T11" style:family="text">
      <style:text-properties officeooo:rsid="00163480"/>
    </style:style>
    <style:style style:name="T12" style:family="text">
      <style:text-properties officeooo:rsid="001652fb"/>
    </style:style>
    <style:style style:name="T13" style:family="text">
      <style:text-properties officeooo:rsid="001815c4"/>
    </style:style>
    <style:style style:name="T14" style:family="text">
      <style:text-properties officeooo:rsid="00217cd5"/>
    </style:style>
    <style:style style:name="T15" style:family="text">
      <style:text-properties officeooo:rsid="00191480"/>
    </style:style>
    <style:style style:name="T16" style:family="text">
      <style:text-properties officeooo:rsid="0019f9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Use_Case_Specification" table:style-name="Use_5f_Case_5f_Specification">
        <table:table-column table:style-name="Use_5f_Case_5f_Specification.A"/>
        <table:table-column table:style-name="Use_5f_Case_5f_Specification.B"/>
        <table:table-row>
          <table:table-cell table:style-name="Use_5f_Case_5f_Specification.A1" office:value-type="string">
            <text:p text:style-name="P15">Use case:</text:p>
          </table:table-cell>
          <table:table-cell table:style-name="Use_5f_Case_5f_Specification.A1" office:value-type="string">
            <text:p text:style-name="P16"><text:span text:style-name="T1">User </text:span><text:span text:style-name="T2">searching through transcribed documents with advanced search options.</text:span></text:p>
          </table:table-cell>
        </table:table-row>
        <table:table-row>
          <table:table-cell table:style-name="Use_5f_Case_5f_Specification.A1" office:value-type="string">
            <text:p text:style-name="P6">Actors:</text:p>
          </table:table-cell>
          <table:table-cell table:style-name="Use_5f_Case_5f_Specification.A1" office:value-type="string">
            <text:p text:style-name="P8"><text:span text:style-name="T8">University student</text:span></text:p>
          </table:table-cell>
        </table:table-row>
        <table:table-row>
          <table:table-cell table:style-name="Use_5f_Case_5f_Specification.A1" office:value-type="string">
            <text:p text:style-name="P6">Purpose:</text:p>
          </table:table-cell>
          <table:table-cell table:style-name="Use_5f_Case_5f_Specification.A1" office:value-type="string">
            <text:p text:style-name="P17">Return to the user search results based on the input they provide.</text:p>
          </table:table-cell>
        </table:table-row>
        <table:table-row>
          <table:table-cell table:style-name="Use_5f_Case_5f_Specification.A1" office:value-type="string">
            <text:p text:style-name="P6">Overview:</text:p>
          </table:table-cell>
          <table:table-cell table:style-name="Use_5f_Case_5f_Specification.A1" office:value-type="string">
            <text:p text:style-name="P18">The user inputs <text:span text:style-name="T12">data which he wants to search.</text:span> The <text:span text:style-name="T6">s</text:span>ystem then queries the <text:span text:style-name="T9">users input</text:span> against <text:span text:style-name="T9">a</text:span> database and returns documents, <text:span text:style-name="T10">which match the user’s input requirements,</text:span> back to the user. On completion the user will be presented with a list of documents <text:span text:style-name="T10">ordered by relevance</text:span>.</text:p>
          </table:table-cell>
        </table:table-row>
        <table:table-row>
          <table:table-cell table:style-name="Use_5f_Case_5f_Specification.A1" office:value-type="string">
            <text:p text:style-name="P7">Type:</text:p>
          </table:table-cell>
          <table:table-cell table:style-name="Use_5f_Case_5f_Specification.A1" office:value-type="string">
            <text:p text:style-name="P9">Essential</text:p>
          </table:table-cell>
        </table:table-row>
        <table:table-row>
          <table:table-cell table:style-name="Use_5f_Case_5f_Specification.A1" office:value-type="string">
            <text:p text:style-name="P7">Preconditions:</text:p>
          </table:table-cell>
          <table:table-cell table:style-name="Use_5f_Case_5f_Specification.A1" office:value-type="string">
            <text:p text:style-name="P19">Database mu<text:span text:style-name="T3">st</text:span> exist. Database must hold relevant documents. <text:span text:style-name="T10">User must click on advanced search button.</text:span></text:p>
          </table:table-cell>
        </table:table-row>
        <table:table-row>
          <table:table-cell table:style-name="Use_5f_Case_5f_Specification.A1" office:value-type="string">
            <text:p text:style-name="P7">Postconditions:</text:p>
          </table:table-cell>
          <table:table-cell table:style-name="Use_5f_Case_5f_Specification.A1" office:value-type="string">
            <text:p text:style-name="P8">U<text:span text:style-name="T10">ser must be presented with documents that match the input data.</text:span></text:p>
          </table:table-cell>
        </table:table-row>
        <table:table-row>
          <table:table-cell table:style-name="Use_5f_Case_5f_Specification.A1" office:value-type="string">
            <text:p text:style-name="P10">Special requirements:</text:p>
          </table:table-cell>
          <table:table-cell table:style-name="Use_5f_Case_5f_Specification.A1" office:value-type="string">
            <text:p text:style-name="P11"><text:span text:style-name="T5">The </text:span>user must <text:span text:style-name="T5">receive a</text:span> <text:span text:style-name="T6">s</text:span>ystem response within <text:span text:style-name="T10">5</text:span> seconds.</text:p>
          </table:table-cell>
        </table:table-row>
      </table:table>
      <text:p text:style-name="P11"/>
      <text:p text:style-name="P11"/>
      <text:p text:style-name="P12"><text:span text:style-name="T7">Flow of Events </text:span><text:tab/></text:p>
      <text:p text:style-name="P11"/>
      <table:table table:name="Flow_Of_Events" table:style-name="Flow_5f_Of_5f_Events">
        <table:table-column table:style-name="Flow_5f_Of_5f_Events.A"/>
        <table:table-column table:style-name="Flow_5f_Of_5f_Events.B"/>
        <table:table-row table:style-name="Flow_5f_Of_5f_Events.1">
          <table:table-cell table:style-name="Flow_5f_Of_5f_Events.A1" office:value-type="string">
            <text:p text:style-name="P13">Actor Action</text:p>
          </table:table-cell>
          <table:table-cell table:style-name="Flow_5f_Of_5f_Events.A1" office:value-type="string">
            <text:p text:style-name="P13">System Response</text:p>
          </table:table-cell>
        </table:table-row>
        <table:table-row>
          <table:table-cell table:style-name="Flow_5f_Of_5f_Events.A1" office:value-type="string">
            <text:p text:style-name="P14">1. T<text:span text:style-name="T11">he</text:span> use<text:span text:style-name="T4">r initiates the action</text:span> <text:span text:style-name="T4">when he desires search through the documents with advanced features.</text:span></text:p>
          </table:table-cell>
          <table:table-cell table:style-name="Flow_5f_Of_5f_Events.A1" office:value-type="string">
            <text:p text:style-name="P13"/>
          </table:table-cell>
        </table:table-row>
        <table:table-row>
          <table:table-cell table:style-name="Flow_5f_Of_5f_Events.A1" office:value-type="string">
            <text:p text:style-name="P20"><text:span text:style-name="T12">2. The user provides the search engine with </text:span>a <text:span text:style-name="T6">s</text:span>tring <text:span text:style-name="T9">(plain text) or ID (volume, date, page) or specific time period (years, months) or regular expression</text:span>. <text:span text:style-name="T10">The user must provide input at least for one field.</text:span></text:p>
          </table:table-cell>
          <table:table-cell table:style-name="Flow_5f_Of_5f_Events.A1" office:value-type="string">
            <text:p text:style-name="P21">3. <text:span text:style-name="T13">While</text:span> typing a string into the system provides suggest<text:span text:style-name="T13">ions for searched terms. The sting must be at least 3 characters long to trigger this process.</text:span></text:p>
          </table:table-cell>
        </table:table-row>
        <table:table-row>
          <table:table-cell table:style-name="Flow_5f_Of_5f_Events.A1" office:value-type="string">
            <text:p text:style-name="P2"/>
          </table:table-cell>
          <table:table-cell table:style-name="Flow_5f_Of_5f_Events.A1" office:value-type="string">
            <text:p text:style-name="P22">4. <text:s/><text:span text:style-name="T14">The input </text:span>data<text:span text:style-name="T14"> is queried against the database and documents, </text:span>which match the requirements specified<text:span text:style-name="T14">, </text:span>are returned <text:span text:style-name="T15">and sorted by relevance.</text:span></text:p>
          </table:table-cell>
        </table:table-row>
      </table:table>
      <text:p text:style-name="P3"/>
      <text:p text:style-name="P3"/>
      <text:p text:style-name="P4">Alternate Flow of Events</text:p>
      <text:p text:style-name="P3"/>
      <text:p text:style-name="P1"><text:span text:style-name="T6">Step</text:span> <text:span text:style-name="T15">3</text:span>: </text:p>
      <text:p text:style-name="P23">- <text:span text:style-name="T15">Invalid string (contains illegal characters).</text:span></text:p>
      <text:p text:style-name="P24"><text:tab/><text:span text:style-name="T15">Indicate error and return to step 2.</text:span></text:p>
      <text:p text:style-name="P24">- <text:span text:style-name="T15">Invalid regular expression.</text:span></text:p>
      <text:p text:style-name="P24"><text:tab/><text:span text:style-name="T15">Indicate error and return to step 2</text:span></text:p>
      <text:p text:style-name="P24">- <text:span text:style-name="T15">No document found based on user’s criteria.</text:span></text:p>
      <text:p text:style-name="P24"><text:tab/><text:span text:style-name="T15">Inform the user and return to step 2.</text:span></text:p>
      <text:p text:style-name="P24">- <text:span text:style-name="T15">Invalid document ID.</text:span></text:p>
      <text:p text:style-name="P24"><text:tab/><text:span text:style-name="T15">Indicate error and return to step 2.</text:span></text:p>
      <text:p text:style-name="P25"><text:soft-page-break/>- <text:span text:style-name="T16">The input string is not found in any of the document.</text:span></text:p>
      <text:p text:style-name="P25"><text:tab/><text:span text:style-name="T16">Inform the user and display search results for similar strings. Stay in step 4. 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30:32.743097389</meta:creation-date>
    <dc:date>2016-10-16T20:32:05.715553200</dc:date>
    <meta:editing-duration>PT12M50S</meta:editing-duration>
    <meta:editing-cycles>4</meta:editing-cycles>
    <meta:generator>LibreOffice/5.1.4.2$Linux_X86_64 LibreOffice_project/10m0$Build-2</meta:generator>
    <meta:document-statistic meta:table-count="2" meta:image-count="0" meta:object-count="0" meta:page-count="2" meta:paragraph-count="35" meta:word-count="307" meta:character-count="1860" meta:non-whitespace-character-count="1577"/>
  </office:meta>
</office:document-meta>
</file>